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" table:style-name="ta1">
        <table:shapes>
          <draw:frame draw:z-index="0" draw:style-name="gr1" draw:text-style-name="P1" svg:width="29.672cm" svg:height="14.689cm" svg:x="4.376cm" svg:y="0.292cm">
            <draw:object draw:notify-on-update-of-ranges="answer.A1:answer.A300 answer.B1:answer.B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69" calcext:value-type="float">
            <text:p>126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313" calcext:value-type="float">
            <text:p>273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296" calcext:value-type="float">
            <text:p>472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2379" calcext:value-type="float">
            <text:p>723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2269" calcext:value-type="float">
            <text:p>1022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6956" calcext:value-type="float">
            <text:p>1369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6871" calcext:value-type="float">
            <text:p>1768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1801" calcext:value-type="float">
            <text:p>2218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2002" calcext:value-type="float">
            <text:p>27200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7046" calcext:value-type="float">
            <text:p>3270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86644" calcext:value-type="float">
            <text:p>38664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51752" calcext:value-type="float">
            <text:p>4517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22080" calcext:value-type="float">
            <text:p>5220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96660" calcext:value-type="float">
            <text:p>59666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76915" calcext:value-type="float">
            <text:p>67691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61897" calcext:value-type="float">
            <text:p>76189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51481" calcext:value-type="float">
            <text:p>8514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46956" calcext:value-type="float">
            <text:p>946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46739" calcext:value-type="float">
            <text:p>10467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51646" calcext:value-type="float">
            <text:p>115164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61695" calcext:value-type="float">
            <text:p>126169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76580" calcext:value-type="float">
            <text:p>137658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96316" calcext:value-type="float">
            <text:p>14963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20549" calcext:value-type="float">
            <text:p>16205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51269" calcext:value-type="float">
            <text:p>17512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85825" calcext:value-type="float">
            <text:p>18858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26350" calcext:value-type="float">
            <text:p>202635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71344" calcext:value-type="float">
            <text:p>21713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20525" calcext:value-type="float">
            <text:p>232052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75777" calcext:value-type="float">
            <text:p>24757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635805" calcext:value-type="float">
            <text:p>263580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800712" calcext:value-type="float">
            <text:p>280071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70736" calcext:value-type="float">
            <text:p>297073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145605" calcext:value-type="float">
            <text:p>314560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325621" calcext:value-type="float">
            <text:p>332562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510851" calcext:value-type="float">
            <text:p>351085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700132" calcext:value-type="float">
            <text:p>370013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895762" calcext:value-type="float">
            <text:p>38957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95538" calcext:value-type="float">
            <text:p>409553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301140" calcext:value-type="float">
            <text:p>430114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510695" calcext:value-type="float">
            <text:p>451069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725061" calcext:value-type="float">
            <text:p>472506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945473" calcext:value-type="float">
            <text:p>49454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171011" calcext:value-type="float">
            <text:p>51710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400361" calcext:value-type="float">
            <text:p>540036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634947" calcext:value-type="float">
            <text:p>563494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875452" calcext:value-type="float">
            <text:p>587545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119812" calcext:value-type="float">
            <text:p>61198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69889" calcext:value-type="float">
            <text:p>636988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6625102" calcext:value-type="float">
            <text:p>662510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885439" calcext:value-type="float">
            <text:p>688543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7149599" calcext:value-type="float">
            <text:p>714959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7420953" calcext:value-type="float">
            <text:p>742095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7694945" calcext:value-type="float">
            <text:p>769494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7974807" calcext:value-type="float">
            <text:p>797480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8260407" calcext:value-type="float">
            <text:p>826040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8550252" calcext:value-type="float">
            <text:p>855025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8844448" calcext:value-type="float">
            <text:p>88444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145301" calcext:value-type="float">
            <text:p>914530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449238" calcext:value-type="float">
            <text:p>944923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9760802" calcext:value-type="float">
            <text:p>976080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0074265" calcext:value-type="float">
            <text:p>1007426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395315" calcext:value-type="float">
            <text:p>103953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719663" calcext:value-type="float">
            <text:p>1071966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1049920" calcext:value-type="float">
            <text:p>1104992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1383551" calcext:value-type="float">
            <text:p>1138355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1724644" calcext:value-type="float">
            <text:p>1172464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2068765" calcext:value-type="float">
            <text:p>120687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418478" calcext:value-type="float">
            <text:p>1241847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772964" calcext:value-type="float">
            <text:p>1277296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133864" calcext:value-type="float">
            <text:p>1313386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3499305" calcext:value-type="float">
            <text:p>1349930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3868788" calcext:value-type="float">
            <text:p>1386878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4243482" calcext:value-type="float">
            <text:p>1424348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4623265" calcext:value-type="float">
            <text:p>1462326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5009219" calcext:value-type="float">
            <text:p>1500921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5398848" calcext:value-type="float">
            <text:p>1539884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5793203" calcext:value-type="float">
            <text:p>157932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193697" calcext:value-type="float">
            <text:p>1619369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6596523" calcext:value-type="float">
            <text:p>1659652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7008583" calcext:value-type="float">
            <text:p>1700858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7424255" calcext:value-type="float">
            <text:p>1742425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7843689" calcext:value-type="float">
            <text:p>1784368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8268293" calcext:value-type="float">
            <text:p>1826829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8697798" calcext:value-type="float">
            <text:p>1869779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9132315" calcext:value-type="float">
            <text:p>1913231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9574676" calcext:value-type="float">
            <text:p>1957467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0017695" calcext:value-type="float">
            <text:p>2001769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468227" calcext:value-type="float">
            <text:p>2046822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0923099" calcext:value-type="float">
            <text:p>20923099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1382863" calcext:value-type="float">
            <text:p>2138286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1847488" calcext:value-type="float">
            <text:p>2184748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2319073" calcext:value-type="float">
            <text:p>2231907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2793037" calcext:value-type="float">
            <text:p>2279303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3272424" calcext:value-type="float">
            <text:p>2327242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3757750" calcext:value-type="float">
            <text:p>2375775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4246740" calcext:value-type="float">
            <text:p>2424674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4743700" calcext:value-type="float">
            <text:p>247437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874" calcext:value-type="float">
            <text:p>188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362" calcext:value-type="float">
            <text:p>273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641" calcext:value-type="float">
            <text:p>366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495" calcext:value-type="float">
            <text:p>474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446" calcext:value-type="float">
            <text:p>604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584" calcext:value-type="float">
            <text:p>745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9809" calcext:value-type="float">
            <text:p>898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020" calcext:value-type="float">
            <text:p>10802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6313" calcext:value-type="float">
            <text:p>1263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873" calcext:value-type="float">
            <text:p>1458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7203" calcext:value-type="float">
            <text:p>1672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3014" calcext:value-type="float">
            <text:p>1930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6263" calcext:value-type="float">
            <text:p>2162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41082" calcext:value-type="float">
            <text:p>24108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69672" calcext:value-type="float">
            <text:p>2696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7881" calcext:value-type="float">
            <text:p>2978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9703" calcext:value-type="float">
            <text:p>3297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60346" calcext:value-type="float">
            <text:p>3603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96857" calcext:value-type="float">
            <text:p>3968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31485" calcext:value-type="float">
            <text:p>4314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67741" calcext:value-type="float">
            <text:p>4677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5873" calcext:value-type="float">
            <text:p>50587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45103" calcext:value-type="float">
            <text:p>54510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90369" calcext:value-type="float">
            <text:p>59036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24880" calcext:value-type="float">
            <text:p>62488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69674" calcext:value-type="float">
            <text:p>66967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6252" calcext:value-type="float">
            <text:p>7162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65276" calcext:value-type="float">
            <text:p>7652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10677" calcext:value-type="float">
            <text:p>81067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68444" calcext:value-type="float">
            <text:p>86844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11663" calcext:value-type="float">
            <text:p>91166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68267" calcext:value-type="float">
            <text:p>96826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27274" calcext:value-type="float">
            <text:p>102727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82381" calcext:value-type="float">
            <text:p>108238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136467" calcext:value-type="float">
            <text:p>11364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94842" calcext:value-type="float">
            <text:p>119484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55433" calcext:value-type="float">
            <text:p>125543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314579" calcext:value-type="float">
            <text:p>131457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380739" calcext:value-type="float">
            <text:p>138073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447036" calcext:value-type="float">
            <text:p>144703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512106" calcext:value-type="float">
            <text:p>151210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577277" calcext:value-type="float">
            <text:p>157727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58258" calcext:value-type="float">
            <text:p>16582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716825" calcext:value-type="float">
            <text:p>17168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789143" calcext:value-type="float">
            <text:p>17891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57656" calcext:value-type="float">
            <text:p>185765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939756" calcext:value-type="float">
            <text:p>193975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023160" calcext:value-type="float">
            <text:p>202316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103369" calcext:value-type="float">
            <text:p>210336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183077" calcext:value-type="float">
            <text:p>218307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260468" calcext:value-type="float">
            <text:p>226046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341741" calcext:value-type="float">
            <text:p>234174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440401" calcext:value-type="float">
            <text:p>244040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525709" calcext:value-type="float">
            <text:p>252570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596154" calcext:value-type="float">
            <text:p>2596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694163" calcext:value-type="float">
            <text:p>269416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779499" calcext:value-type="float">
            <text:p>277949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869192" calcext:value-type="float">
            <text:p>286919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965625" calcext:value-type="float">
            <text:p>296562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067172" calcext:value-type="float">
            <text:p>306717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162650" calcext:value-type="float">
            <text:p>316265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259233" calcext:value-type="float">
            <text:p>325923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359909" calcext:value-type="float">
            <text:p>335990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457566" calcext:value-type="float">
            <text:p>345756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562108" calcext:value-type="float">
            <text:p>35621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668658" calcext:value-type="float">
            <text:p>366865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772491" calcext:value-type="float">
            <text:p>377249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879000" calcext:value-type="float">
            <text:p>38790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978509" calcext:value-type="float">
            <text:p>397850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4067131" calcext:value-type="float">
            <text:p>406713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195176" calcext:value-type="float">
            <text:p>419517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4308318" calcext:value-type="float">
            <text:p>430831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426596" calcext:value-type="float">
            <text:p>442659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553460" calcext:value-type="float">
            <text:p>455346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657370" calcext:value-type="float">
            <text:p>465737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781649" calcext:value-type="float">
            <text:p>478164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896437" calcext:value-type="float">
            <text:p>489643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049129" calcext:value-type="float">
            <text:p>504912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124314" calcext:value-type="float">
            <text:p>512431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279672" calcext:value-type="float">
            <text:p>527967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377814" calcext:value-type="float">
            <text:p>537781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569754" calcext:value-type="float">
            <text:p>556975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656638" calcext:value-type="float">
            <text:p>565663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787363" calcext:value-type="float">
            <text:p>578736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922129" calcext:value-type="float">
            <text:p>59221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055523" calcext:value-type="float">
            <text:p>605552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196765" calcext:value-type="float">
            <text:p>619676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303900" calcext:value-type="float">
            <text:p>630390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460010" calcext:value-type="float">
            <text:p>646001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586944" calcext:value-type="float">
            <text:p>658694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772195" calcext:value-type="float">
            <text:p>677219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860223" calcext:value-type="float">
            <text:p>6860223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039558" calcext:value-type="float">
            <text:p>703955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181464" calcext:value-type="float">
            <text:p>718146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362189" calcext:value-type="float">
            <text:p>73621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178" calcext:value-type="float">
            <text:p>1017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63" calcext:value-type="float">
            <text:p>1106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760" calcext:value-type="float">
            <text:p>1076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063" calcext:value-type="float">
            <text:p>1206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2164" calcext:value-type="float">
            <text:p>1216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2856" calcext:value-type="float">
            <text:p>1285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620" calcext:value-type="float">
            <text:p>1262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3478" calcext:value-type="float">
            <text:p>1347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3041" calcext:value-type="float">
            <text:p>1304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3481" calcext:value-type="float">
            <text:p>1348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4321" calcext:value-type="float">
            <text:p>1432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5157" calcext:value-type="float">
            <text:p>1515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5696" calcext:value-type="float">
            <text:p>1569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4955" calcext:value-type="float">
            <text:p>149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019" calcext:value-type="float">
            <text:p>1601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6141" calcext:value-type="float">
            <text:p>1614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804" calcext:value-type="float">
            <text:p>1580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6285" calcext:value-type="float">
            <text:p>1628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5761" calcext:value-type="float">
            <text:p>1576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6268" calcext:value-type="float">
            <text:p>1626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6579" calcext:value-type="float">
            <text:p>1657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7221" calcext:value-type="float">
            <text:p>1722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504" calcext:value-type="float">
            <text:p>1850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8344" calcext:value-type="float">
            <text:p>1834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9106" calcext:value-type="float">
            <text:p>1910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8745" calcext:value-type="float">
            <text:p>1874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9688" calcext:value-type="float">
            <text:p>1968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1264" calcext:value-type="float">
            <text:p>2126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1323" calcext:value-type="float">
            <text:p>2132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0065" calcext:value-type="float">
            <text:p>2006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1969" calcext:value-type="float">
            <text:p>2196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0695" calcext:value-type="float">
            <text:p>2069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1255" calcext:value-type="float">
            <text:p>2125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1519" calcext:value-type="float">
            <text:p>2151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1123" calcext:value-type="float">
            <text:p>2112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1882" calcext:value-type="float">
            <text:p>2188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4665" calcext:value-type="float">
            <text:p>2466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1960" calcext:value-type="float">
            <text:p>2196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2314" calcext:value-type="float">
            <text:p>2231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2955" calcext:value-type="float">
            <text:p>22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0T06:30:02.486000000</dc:date>
    <meta:editing-duration>PT3M1S</meta:editing-duration>
    <meta:editing-cycles>1</meta:editing-cycles>
    <meta:document-statistic meta:table-count="1" meta:cell-count="600" meta:object-count="1"/>
    <meta:generator>LibreOffice/6.4.2.2$Windows_x86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73cm" svg:height="14.69cm" xlink:href=".." xlink:type="simple" chart:class="chart:scatter" chart:style-name="ch1">
        <chart:legend chart:legend-position="end" svg:x="27.225cm" svg:y="7.046cm" style:legend-expansion="high" chart:style-name="ch2"/>
        <chart:plot-area chart:style-name="ch3" table:cell-range-address="answer.A1:answer.B300" svg:x="0.593cm" svg:y="0.293cm" svg:width="26.039cm" svg:height="14.104cm">
          <chartooo:coordinate-region svg:x="2.326cm" svg:y="0.492cm" svg:width="23.841cm" svg:height="13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.B1:answer.B300" chart:class="chart:scatter">
            <chart:domain table:cell-range-address="answer.A1:answer.A300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.A1:answer.A300</svg:desc>
                </draw:g>
              </table:table-cell>
              <table:table-cell office:value-type="float" office:value="0">
                <text:p>0</text:p>
                <draw:g>
                  <svg:desc>answer.B1:answer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2669">
                <text:p>12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7313">
                <text:p>27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7296">
                <text:p>47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2379">
                <text:p>72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02269">
                <text:p>10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36956">
                <text:p>136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76871">
                <text:p>176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21801">
                <text:p>221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72002">
                <text:p>272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327046">
                <text:p>327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386644">
                <text:p>386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451752">
                <text:p>451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522080">
                <text:p>522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596660">
                <text:p>5966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676915">
                <text:p>676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761897">
                <text:p>761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851481">
                <text:p>851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946956">
                <text:p>946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46739">
                <text:p>1046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151646">
                <text:p>1151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261695">
                <text:p>126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376580">
                <text:p>1376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496316">
                <text:p>1496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1620549">
                <text:p>1620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1751269">
                <text:p>1751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1885825">
                <text:p>1885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2026350">
                <text:p>2026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2171344">
                <text:p>2171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2320525">
                <text:p>2320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2475777">
                <text:p>2475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2635805">
                <text:p>2635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2800712">
                <text:p>2800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2970736">
                <text:p>2970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3145605">
                <text:p>3145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3325621">
                <text:p>3325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3510851">
                <text:p>3510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3700132">
                <text:p>3700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3895762">
                <text:p>3895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4095538">
                <text:p>4095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4301140">
                <text:p>4301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4510695">
                <text:p>4510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4725061">
                <text:p>4725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4945473">
                <text:p>4945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5171011">
                <text:p>5171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5400361">
                <text:p>5400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5634947">
                <text:p>5634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5875452">
                <text:p>58754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6119812">
                <text:p>6119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6369889">
                <text:p>6369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6625102">
                <text:p>6625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6885439">
                <text:p>6885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7149599">
                <text:p>7149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7420953">
                <text:p>7420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7694945">
                <text:p>7694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7974807">
                <text:p>7974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8260407">
                <text:p>8260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8550252">
                <text:p>8550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8844448">
                <text:p>88444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9145301">
                <text:p>9145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9449238">
                <text:p>9449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9760802">
                <text:p>9760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10074265">
                <text:p>10074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10395315">
                <text:p>10395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10719663">
                <text:p>10719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11049920">
                <text:p>110499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11383551">
                <text:p>11383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11724644">
                <text:p>11724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12068765">
                <text:p>12068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12418478">
                <text:p>12418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12772964">
                <text:p>12772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13133864">
                <text:p>13133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13499305">
                <text:p>13499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13868788">
                <text:p>13868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14243482">
                <text:p>14243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14623265">
                <text:p>14623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15009219">
                <text:p>15009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15398848">
                <text:p>15398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15793203">
                <text:p>15793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16193697">
                <text:p>16193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16596523">
                <text:p>16596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17008583">
                <text:p>17008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17424255">
                <text:p>17424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17843689">
                <text:p>17843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18268293">
                <text:p>182682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18697798">
                <text:p>1869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19132315">
                <text:p>19132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19574676">
                <text:p>19574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20017695">
                <text:p>20017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20468227">
                <text:p>20468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20923099">
                <text:p>209230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21382863">
                <text:p>21382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21847488">
                <text:p>21847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22319073">
                <text:p>22319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22793037">
                <text:p>227930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23272424">
                <text:p>23272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23757750">
                <text:p>237577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24246740">
                <text:p>242467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24743700">
                <text:p>247437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">
                <text:p>300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">
                <text:p>400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0">
                <text:p>500</text:p>
              </table:table-cell>
              <table:table-cell office:value-type="float" office:value="18874">
                <text:p>188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0">
                <text:p>600</text:p>
              </table:table-cell>
              <table:table-cell office:value-type="float" office:value="27362">
                <text:p>27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0">
                <text:p>700</text:p>
              </table:table-cell>
              <table:table-cell office:value-type="float" office:value="36641">
                <text:p>36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0">
                <text:p>800</text:p>
              </table:table-cell>
              <table:table-cell office:value-type="float" office:value="47495">
                <text:p>47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0">
                <text:p>900</text:p>
              </table:table-cell>
              <table:table-cell office:value-type="float" office:value="60446">
                <text:p>604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0">
                <text:p>1000</text:p>
              </table:table-cell>
              <table:table-cell office:value-type="float" office:value="74584">
                <text:p>74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0">
                <text:p>1100</text:p>
              </table:table-cell>
              <table:table-cell office:value-type="float" office:value="89809">
                <text:p>898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">
                <text:p>1200</text:p>
              </table:table-cell>
              <table:table-cell office:value-type="float" office:value="108020">
                <text:p>1080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0">
                <text:p>1300</text:p>
              </table:table-cell>
              <table:table-cell office:value-type="float" office:value="126313">
                <text:p>1263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0">
                <text:p>1400</text:p>
              </table:table-cell>
              <table:table-cell office:value-type="float" office:value="145873">
                <text:p>145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">
                <text:p>1500</text:p>
              </table:table-cell>
              <table:table-cell office:value-type="float" office:value="167203">
                <text:p>1672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0">
                <text:p>1600</text:p>
              </table:table-cell>
              <table:table-cell office:value-type="float" office:value="193014">
                <text:p>1930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0">
                <text:p>1700</text:p>
              </table:table-cell>
              <table:table-cell office:value-type="float" office:value="216263">
                <text:p>216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0">
                <text:p>1800</text:p>
              </table:table-cell>
              <table:table-cell office:value-type="float" office:value="241082">
                <text:p>241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0">
                <text:p>1900</text:p>
              </table:table-cell>
              <table:table-cell office:value-type="float" office:value="269672">
                <text:p>269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">
                <text:p>2000</text:p>
              </table:table-cell>
              <table:table-cell office:value-type="float" office:value="297881">
                <text:p>2978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00">
                <text:p>2100</text:p>
              </table:table-cell>
              <table:table-cell office:value-type="float" office:value="329703">
                <text:p>329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0">
                <text:p>2200</text:p>
              </table:table-cell>
              <table:table-cell office:value-type="float" office:value="360346">
                <text:p>360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00">
                <text:p>2300</text:p>
              </table:table-cell>
              <table:table-cell office:value-type="float" office:value="396857">
                <text:p>396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0">
                <text:p>2400</text:p>
              </table:table-cell>
              <table:table-cell office:value-type="float" office:value="431485">
                <text:p>4314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467741">
                <text:p>4677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0">
                <text:p>2600</text:p>
              </table:table-cell>
              <table:table-cell office:value-type="float" office:value="505873">
                <text:p>5058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00">
                <text:p>2700</text:p>
              </table:table-cell>
              <table:table-cell office:value-type="float" office:value="545103">
                <text:p>545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0">
                <text:p>2800</text:p>
              </table:table-cell>
              <table:table-cell office:value-type="float" office:value="590369">
                <text:p>5903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0">
                <text:p>2900</text:p>
              </table:table-cell>
              <table:table-cell office:value-type="float" office:value="624880">
                <text:p>6248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00">
                <text:p>3000</text:p>
              </table:table-cell>
              <table:table-cell office:value-type="float" office:value="669674">
                <text:p>6696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0">
                <text:p>3100</text:p>
              </table:table-cell>
              <table:table-cell office:value-type="float" office:value="716252">
                <text:p>7162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0">
                <text:p>3200</text:p>
              </table:table-cell>
              <table:table-cell office:value-type="float" office:value="765276">
                <text:p>7652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0">
                <text:p>3300</text:p>
              </table:table-cell>
              <table:table-cell office:value-type="float" office:value="810677">
                <text:p>8106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00">
                <text:p>3400</text:p>
              </table:table-cell>
              <table:table-cell office:value-type="float" office:value="868444">
                <text:p>868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00">
                <text:p>3500</text:p>
              </table:table-cell>
              <table:table-cell office:value-type="float" office:value="911663">
                <text:p>911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00">
                <text:p>3600</text:p>
              </table:table-cell>
              <table:table-cell office:value-type="float" office:value="968267">
                <text:p>968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0">
                <text:p>3700</text:p>
              </table:table-cell>
              <table:table-cell office:value-type="float" office:value="1027274">
                <text:p>10272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0">
                <text:p>3800</text:p>
              </table:table-cell>
              <table:table-cell office:value-type="float" office:value="1082381">
                <text:p>10823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0">
                <text:p>3900</text:p>
              </table:table-cell>
              <table:table-cell office:value-type="float" office:value="1136467">
                <text:p>11364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0">
                <text:p>4000</text:p>
              </table:table-cell>
              <table:table-cell office:value-type="float" office:value="1194842">
                <text:p>1194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00">
                <text:p>4100</text:p>
              </table:table-cell>
              <table:table-cell office:value-type="float" office:value="1255433">
                <text:p>12554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0">
                <text:p>4200</text:p>
              </table:table-cell>
              <table:table-cell office:value-type="float" office:value="1314579">
                <text:p>13145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00">
                <text:p>4300</text:p>
              </table:table-cell>
              <table:table-cell office:value-type="float" office:value="1380739">
                <text:p>13807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00">
                <text:p>4400</text:p>
              </table:table-cell>
              <table:table-cell office:value-type="float" office:value="1447036">
                <text:p>14470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0">
                <text:p>4500</text:p>
              </table:table-cell>
              <table:table-cell office:value-type="float" office:value="1512106">
                <text:p>1512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0">
                <text:p>4600</text:p>
              </table:table-cell>
              <table:table-cell office:value-type="float" office:value="1577277">
                <text:p>1577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0">
                <text:p>4700</text:p>
              </table:table-cell>
              <table:table-cell office:value-type="float" office:value="1658258">
                <text:p>16582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00">
                <text:p>4800</text:p>
              </table:table-cell>
              <table:table-cell office:value-type="float" office:value="1716825">
                <text:p>1716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00">
                <text:p>4900</text:p>
              </table:table-cell>
              <table:table-cell office:value-type="float" office:value="1789143">
                <text:p>1789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0">
                <text:p>5000</text:p>
              </table:table-cell>
              <table:table-cell office:value-type="float" office:value="1857656">
                <text:p>1857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0">
                <text:p>5100</text:p>
              </table:table-cell>
              <table:table-cell office:value-type="float" office:value="1939756">
                <text:p>19397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0">
                <text:p>5200</text:p>
              </table:table-cell>
              <table:table-cell office:value-type="float" office:value="2023160">
                <text:p>20231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0">
                <text:p>5300</text:p>
              </table:table-cell>
              <table:table-cell office:value-type="float" office:value="2103369">
                <text:p>21033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00">
                <text:p>5400</text:p>
              </table:table-cell>
              <table:table-cell office:value-type="float" office:value="2183077">
                <text:p>2183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00">
                <text:p>5500</text:p>
              </table:table-cell>
              <table:table-cell office:value-type="float" office:value="2260468">
                <text:p>22604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00">
                <text:p>5600</text:p>
              </table:table-cell>
              <table:table-cell office:value-type="float" office:value="2341741">
                <text:p>2341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00">
                <text:p>5700</text:p>
              </table:table-cell>
              <table:table-cell office:value-type="float" office:value="2440401">
                <text:p>2440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00">
                <text:p>5800</text:p>
              </table:table-cell>
              <table:table-cell office:value-type="float" office:value="2525709">
                <text:p>2525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00">
                <text:p>5900</text:p>
              </table:table-cell>
              <table:table-cell office:value-type="float" office:value="2596154">
                <text:p>2596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0">
                <text:p>6000</text:p>
              </table:table-cell>
              <table:table-cell office:value-type="float" office:value="2694163">
                <text:p>26941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0">
                <text:p>6100</text:p>
              </table:table-cell>
              <table:table-cell office:value-type="float" office:value="2779499">
                <text:p>2779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00">
                <text:p>6200</text:p>
              </table:table-cell>
              <table:table-cell office:value-type="float" office:value="2869192">
                <text:p>28691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00">
                <text:p>6300</text:p>
              </table:table-cell>
              <table:table-cell office:value-type="float" office:value="2965625">
                <text:p>296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00">
                <text:p>6400</text:p>
              </table:table-cell>
              <table:table-cell office:value-type="float" office:value="3067172">
                <text:p>306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00">
                <text:p>6500</text:p>
              </table:table-cell>
              <table:table-cell office:value-type="float" office:value="3162650">
                <text:p>31626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00">
                <text:p>6600</text:p>
              </table:table-cell>
              <table:table-cell office:value-type="float" office:value="3259233">
                <text:p>32592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00">
                <text:p>6700</text:p>
              </table:table-cell>
              <table:table-cell office:value-type="float" office:value="3359909">
                <text:p>33599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0">
                <text:p>6800</text:p>
              </table:table-cell>
              <table:table-cell office:value-type="float" office:value="3457566">
                <text:p>3457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00">
                <text:p>6900</text:p>
              </table:table-cell>
              <table:table-cell office:value-type="float" office:value="3562108">
                <text:p>3562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00">
                <text:p>7000</text:p>
              </table:table-cell>
              <table:table-cell office:value-type="float" office:value="3668658">
                <text:p>3668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0">
                <text:p>7100</text:p>
              </table:table-cell>
              <table:table-cell office:value-type="float" office:value="3772491">
                <text:p>3772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00">
                <text:p>7200</text:p>
              </table:table-cell>
              <table:table-cell office:value-type="float" office:value="3879000">
                <text:p>3879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00">
                <text:p>7300</text:p>
              </table:table-cell>
              <table:table-cell office:value-type="float" office:value="3978509">
                <text:p>39785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00">
                <text:p>7400</text:p>
              </table:table-cell>
              <table:table-cell office:value-type="float" office:value="4067131">
                <text:p>40671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0">
                <text:p>7500</text:p>
              </table:table-cell>
              <table:table-cell office:value-type="float" office:value="4195176">
                <text:p>4195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00">
                <text:p>7600</text:p>
              </table:table-cell>
              <table:table-cell office:value-type="float" office:value="4308318">
                <text:p>430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00">
                <text:p>7700</text:p>
              </table:table-cell>
              <table:table-cell office:value-type="float" office:value="4426596">
                <text:p>44265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00">
                <text:p>7800</text:p>
              </table:table-cell>
              <table:table-cell office:value-type="float" office:value="4553460">
                <text:p>45534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00">
                <text:p>7900</text:p>
              </table:table-cell>
              <table:table-cell office:value-type="float" office:value="4657370">
                <text:p>46573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00">
                <text:p>8000</text:p>
              </table:table-cell>
              <table:table-cell office:value-type="float" office:value="4781649">
                <text:p>4781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00">
                <text:p>8100</text:p>
              </table:table-cell>
              <table:table-cell office:value-type="float" office:value="4896437">
                <text:p>48964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00">
                <text:p>8200</text:p>
              </table:table-cell>
              <table:table-cell office:value-type="float" office:value="5049129">
                <text:p>50491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00">
                <text:p>8300</text:p>
              </table:table-cell>
              <table:table-cell office:value-type="float" office:value="5124314">
                <text:p>5124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00">
                <text:p>8400</text:p>
              </table:table-cell>
              <table:table-cell office:value-type="float" office:value="5279672">
                <text:p>5279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00">
                <text:p>8500</text:p>
              </table:table-cell>
              <table:table-cell office:value-type="float" office:value="5377814">
                <text:p>53778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0">
                <text:p>8600</text:p>
              </table:table-cell>
              <table:table-cell office:value-type="float" office:value="5569754">
                <text:p>5569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0">
                <text:p>8700</text:p>
              </table:table-cell>
              <table:table-cell office:value-type="float" office:value="5656638">
                <text:p>565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00">
                <text:p>8800</text:p>
              </table:table-cell>
              <table:table-cell office:value-type="float" office:value="5787363">
                <text:p>57873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00">
                <text:p>8900</text:p>
              </table:table-cell>
              <table:table-cell office:value-type="float" office:value="5922129">
                <text:p>59221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0">
                <text:p>9000</text:p>
              </table:table-cell>
              <table:table-cell office:value-type="float" office:value="6055523">
                <text:p>6055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00">
                <text:p>9100</text:p>
              </table:table-cell>
              <table:table-cell office:value-type="float" office:value="6196765">
                <text:p>61967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00">
                <text:p>9200</text:p>
              </table:table-cell>
              <table:table-cell office:value-type="float" office:value="6303900">
                <text:p>63039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00">
                <text:p>9300</text:p>
              </table:table-cell>
              <table:table-cell office:value-type="float" office:value="6460010">
                <text:p>64600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0">
                <text:p>9400</text:p>
              </table:table-cell>
              <table:table-cell office:value-type="float" office:value="6586944">
                <text:p>6586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0">
                <text:p>9500</text:p>
              </table:table-cell>
              <table:table-cell office:value-type="float" office:value="6772195">
                <text:p>6772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0">
                <text:p>9600</text:p>
              </table:table-cell>
              <table:table-cell office:value-type="float" office:value="6860223">
                <text:p>68602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0">
                <text:p>9700</text:p>
              </table:table-cell>
              <table:table-cell office:value-type="float" office:value="7039558">
                <text:p>70395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0">
                <text:p>9800</text:p>
              </table:table-cell>
              <table:table-cell office:value-type="float" office:value="7181464">
                <text:p>71814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">
                <text:p>9900</text:p>
              </table:table-cell>
              <table:table-cell office:value-type="float" office:value="7362189">
                <text:p>73621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0">
                <text:p>3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0">
                <text:p>40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0">
                <text:p>5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0">
                <text:p>60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0">
                <text:p>70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0">
                <text:p>80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0">
                <text:p>90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0">
                <text:p>100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00">
                <text:p>1100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0">
                <text:p>120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00">
                <text:p>130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00">
                <text:p>140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00">
                <text:p>150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00">
                <text:p>1600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00">
                <text:p>1700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00">
                <text:p>1800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00">
                <text:p>1900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00">
                <text:p>2000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00">
                <text:p>2100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00">
                <text:p>2200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00">
                <text:p>2300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0">
                <text:p>2400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0">
                <text:p>2500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0">
                <text:p>2600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0">
                <text:p>2700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00">
                <text:p>2800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00">
                <text:p>2900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00">
                <text:p>3000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00">
                <text:p>3100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00">
                <text:p>3200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0">
                <text:p>3300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00">
                <text:p>3400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00">
                <text:p>3500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00">
                <text:p>3600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00">
                <text:p>3700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00">
                <text:p>3800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00">
                <text:p>3900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00">
                <text:p>4000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00">
                <text:p>4100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00">
                <text:p>4200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00">
                <text:p>4300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00">
                <text:p>4400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00">
                <text:p>4500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00">
                <text:p>4600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00">
                <text:p>4700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00">
                <text:p>4800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00">
                <text:p>4900</text:p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00">
                <text:p>5000</text:p>
              </table:table-cell>
              <table:table-cell office:value-type="float" office:value="11063">
                <text:p>11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00">
                <text:p>5100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00">
                <text:p>5200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00">
                <text:p>5300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00">
                <text:p>540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00">
                <text:p>5500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600">
                <text:p>5600</text:p>
              </table:table-cell>
              <table:table-cell office:value-type="float" office:value="12063">
                <text:p>120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00">
                <text:p>5700</text:p>
              </table:table-cell>
              <table:table-cell office:value-type="float" office:value="12164">
                <text:p>121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00">
                <text:p>5800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00">
                <text:p>5900</text:p>
              </table:table-cell>
              <table:table-cell office:value-type="float" office:value="12856">
                <text:p>12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00">
                <text:p>6000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00">
                <text:p>6100</text:p>
              </table:table-cell>
              <table:table-cell office:value-type="float" office:value="13478">
                <text:p>134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00">
                <text:p>6200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00">
                <text:p>6300</text:p>
              </table:table-cell>
              <table:table-cell office:value-type="float" office:value="13481">
                <text:p>13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00">
                <text:p>6400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00">
                <text:p>6500</text:p>
              </table:table-cell>
              <table:table-cell office:value-type="float" office:value="14032">
                <text:p>140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00">
                <text:p>6600</text:p>
              </table:table-cell>
              <table:table-cell office:value-type="float" office:value="14357">
                <text:p>143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00">
                <text:p>6700</text:p>
              </table:table-cell>
              <table:table-cell office:value-type="float" office:value="15157">
                <text:p>151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800">
                <text:p>6800</text:p>
              </table:table-cell>
              <table:table-cell office:value-type="float" office:value="15696">
                <text:p>156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00">
                <text:p>6900</text:p>
              </table:table-cell>
              <table:table-cell office:value-type="float" office:value="14955">
                <text:p>149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00">
                <text:p>7000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00">
                <text:p>7100</text:p>
              </table:table-cell>
              <table:table-cell office:value-type="float" office:value="16141">
                <text:p>161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200">
                <text:p>72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300">
                <text:p>7300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00">
                <text:p>7400</text:p>
              </table:table-cell>
              <table:table-cell office:value-type="float" office:value="15761">
                <text:p>157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00">
                <text:p>7500</text:p>
              </table:table-cell>
              <table:table-cell office:value-type="float" office:value="16780">
                <text:p>167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600">
                <text:p>7600</text:p>
              </table:table-cell>
              <table:table-cell office:value-type="float" office:value="16794">
                <text:p>167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00">
                <text:p>7700</text:p>
              </table:table-cell>
              <table:table-cell office:value-type="float" office:value="16268">
                <text:p>162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00">
                <text:p>7800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00">
                <text:p>7900</text:p>
              </table:table-cell>
              <table:table-cell office:value-type="float" office:value="17221">
                <text:p>172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000">
                <text:p>8000</text:p>
              </table:table-cell>
              <table:table-cell office:value-type="float" office:value="18504">
                <text:p>185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100">
                <text:p>8100</text:p>
              </table:table-cell>
              <table:table-cell office:value-type="float" office:value="18344">
                <text:p>183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00">
                <text:p>8200</text:p>
              </table:table-cell>
              <table:table-cell office:value-type="float" office:value="19106">
                <text:p>191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00">
                <text:p>8300</text:p>
              </table:table-cell>
              <table:table-cell office:value-type="float" office:value="18745">
                <text:p>187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00">
                <text:p>8400</text:p>
              </table:table-cell>
              <table:table-cell office:value-type="float" office:value="19688">
                <text:p>196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00">
                <text:p>850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00">
                <text:p>8600</text:p>
              </table:table-cell>
              <table:table-cell office:value-type="float" office:value="21264">
                <text:p>212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00">
                <text:p>8700</text:p>
              </table:table-cell>
              <table:table-cell office:value-type="float" office:value="21323">
                <text:p>213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00">
                <text:p>8800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00">
                <text:p>8900</text:p>
              </table:table-cell>
              <table:table-cell office:value-type="float" office:value="20390">
                <text:p>203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00">
                <text:p>9000</text:p>
              </table:table-cell>
              <table:table-cell office:value-type="float" office:value="21969">
                <text:p>219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100">
                <text:p>9100</text:p>
              </table:table-cell>
              <table:table-cell office:value-type="float" office:value="20695">
                <text:p>206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00">
                <text:p>9200</text:p>
              </table:table-cell>
              <table:table-cell office:value-type="float" office:value="21255">
                <text:p>212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00">
                <text:p>9300</text:p>
              </table:table-cell>
              <table:table-cell office:value-type="float" office:value="21519">
                <text:p>215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00">
                <text:p>9400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500">
                <text:p>9500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00">
                <text:p>9600</text:p>
              </table:table-cell>
              <table:table-cell office:value-type="float" office:value="24665">
                <text:p>246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00">
                <text:p>9700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800">
                <text:p>9800</text:p>
              </table:table-cell>
              <table:table-cell office:value-type="float" office:value="22314">
                <text:p>223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00">
                <text:p>9900</text:p>
              </table:table-cell>
              <table:table-cell office:value-type="float" office:value="22955">
                <text:p>22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